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4_4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Rebecca Goldsmit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3 March 1854</text:p>
      <text:p text:style-name="P2">Month<text:tab/><text:tab/><text:tab/><text:tab/><text:tab/><text:tab/>March</text:p>
      <text:p text:style-name="P2">Year<text:tab/><text:tab/><text:tab/><text:tab/><text:tab/><text:tab/>1854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Rev S Morais/</text:span></text:p>
      <text:p text:style-name="P2"><text:span text:style-name="T1"><text:tab/>Present/</text:span></text:p>
      <text:p text:style-name="P2"><text:span text:style-name="T1"/></text:p>
      <text:p text:style-name="P2"><text:span text:style-name="T1">[Page 2]</text:span></text:p>
      <text:p text:style-name="P4"><text:span text:style-name="T1">Philadelphia March 13</text:span><text:span text:style-name="T2">th</text:span><text:span text:style-name="T1"> 1854/</text:span></text:p>
      <text:p text:style-name="P2"><text:span text:style-name="T1">Dear Sir/</text:span></text:p>
      <text:p text:style-name="P2"><text:span text:style-name="T1"><text:tab/>It is with unfeigned pleasure/ I accept your handsome presents and/ the accompanying note expressive/ of so many kind wishes. <text:s/>And I/ beg to assure you your many acts/ of kindness will never be obliterated/ from my mind, and if aught/ can sooth the many regrets of parting/ with friends it is the hope that/ our memory will still be cherished/ by them. <text:s/>In conclusion I hope you/ may live for many years in the/ enjoyment of health happiness/ and prosperity Is the wish of/</text:span></text:p>
      <text:p text:style-name="P2"><text:span text:style-name="T1"><text:tab/>Your Sincere friend/</text:span></text:p>
      <text:p text:style-name="P2"><text:span text:style-name="T1"><text:tab/><text:tab/>Rebecca Goldsmi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2T12:44:17</meta:creation-date>
    <dc:date>2009-04-22T12:50:18</dc:date>
    <dc:language>en-US</dc:language>
    <meta:editing-cycles>2</meta:editing-cycles>
    <meta:editing-duration>PT6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9" meta:word-count="266" meta:character-count="1870"/>
  </office:meta>
</office:document-meta>
</file>